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cacheLine" table:style-name="ta1">
        <table:shapes>
          <draw:frame draw:z-index="0" draw:style-name="gr1" draw:text-style-name="P1" svg:width="10.4118in" svg:height="5.8563in" svg:x="1.4083in" svg:y="0in">
            <draw:object draw:notify-on-update-of-ranges="output_cacheLine.A2:output_cacheLine.A33 output_cacheLine.B2:output_cacheLine.B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8.379442" calcext:value-type="float">
            <text:p>858.3794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1.119136" calcext:value-type="float">
            <text:p>871.1191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0.645713" calcext:value-type="float">
            <text:p>840.6457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6.031438" calcext:value-type="float">
            <text:p>786.0314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5.601027" calcext:value-type="float">
            <text:p>495.6010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5.199008" calcext:value-type="float">
            <text:p>265.1990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3.852198" calcext:value-type="float">
            <text:p>243.8521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9.131311" calcext:value-type="float">
            <text:p>229.13131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35.899077" calcext:value-type="float">
            <text:p>235.89907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9.634771" calcext:value-type="float">
            <text:p>229.63477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19.807759" calcext:value-type="float">
            <text:p>219.80775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10.633116" calcext:value-type="float">
            <text:p>210.63311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12.004084" calcext:value-type="float">
            <text:p>212.00408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93.02845" calcext:value-type="float">
            <text:p>193.0284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35.29895" calcext:value-type="float">
            <text:p>235.2989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51.015037" calcext:value-type="float">
            <text:p>251.01503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17.779813" calcext:value-type="float">
            <text:p>217.77981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09.756574" calcext:value-type="float">
            <text:p>209.756574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195.429356" calcext:value-type="float">
            <text:p>195.42935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71.717632" calcext:value-type="float">
            <text:p>171.717632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147.57817" calcext:value-type="float">
            <text:p>147.57817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138.853478" calcext:value-type="float">
            <text:p>138.853478</text:p>
          </table:table-cell>
        </table:table-row>
        <table:table-row table:style-name="ro1">
          <table:table-cell office:value-type="float" office:value="28672" calcext:value-type="float">
            <text:p>28672</text:p>
          </table:table-cell>
          <table:table-cell office:value-type="float" office:value="130.371969" calcext:value-type="float">
            <text:p>130.37196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11.311085" calcext:value-type="float">
            <text:p>111.311085</text:p>
          </table:table-cell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float" office:value="109.399054" calcext:value-type="float">
            <text:p>109.399054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109.826782" calcext:value-type="float">
            <text:p>109.826782</text:p>
          </table:table-cell>
        </table:table-row>
        <table:table-row table:style-name="ro1">
          <table:table-cell office:value-type="float" office:value="45056" calcext:value-type="float">
            <text:p>45056</text:p>
          </table:table-cell>
          <table:table-cell office:value-type="float" office:value="99.280297" calcext:value-type="float">
            <text:p>99.280297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100.93506" calcext:value-type="float">
            <text:p>100.9350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19.468929" calcext:value-type="float">
            <text:p>119.46892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90.607116" calcext:value-type="float">
            <text:p>90.60711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7.72943" calcext:value-type="float">
            <text:p>87.7294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95.5492" calcext:value-type="float">
            <text:p>95.54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0T00:48:48.486476848</dc:date>
    <meta:editing-duration>PT2H11M42S</meta:editing-duration>
    <meta:editing-cycles>3</meta:editing-cycles>
    <meta:generator>LibreOffice/7.3.7.2$Linux_X86_64 LibreOffice_project/30$Build-2</meta:generator>
    <meta:document-statistic meta:table-count="1" meta:cell-count="6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447cm" svg:height="14.876cm" xlink:href=".." xlink:type="simple" chart:class="chart:line" chart:style-name="ch1">
        <chart:title svg:x="7.054cm" svg:y="0.433cm" chart:style-name="ch2">
          <text:p>The relationship betweem Throughput(kbps) and Stride (Byte)</text:p>
        </chart:title>
        <chart:subtitle svg:x="0cm" svg:y="0cm" chart:style-name="ch3">
          <text:p/>
        </chart:subtitle>
        <chart:legend chart:legend-position="end" svg:x="23.489cm" svg:y="7.139cm" style:legend-expansion="high" chart:style-name="ch4"/>
        <chart:plot-area chart:style-name="ch5" table:cell-range-address="output_cacheLine.A2:output_cacheLine.B33" chart:data-source-has-labels="both" svg:x="1.539cm" svg:y="1.509cm" svg:width="21.422cm" svg:height="12.089cm">
          <chart:coordinate-region svg:x="2.531cm" svg:y="1.708cm" svg:width="20.29cm" svg:height="10.574cm"/>
          <chart:axis chart:dimension="x" chart:name="primary-x" chart:style-name="ch6" chartooo:axis-type="auto">
            <chartooo:date-scale/>
            <chart:title svg:x="11.769cm" svg:y="13.895cm" chart:style-name="ch7">
              <text:p>Stride</text:p>
            </chart:title>
            <chart:categories table:cell-range-address="output_cacheLine.A2:output_cacheLine.A33"/>
          </chart:axis>
          <chart:axis chart:dimension="y" chart:name="primary-y" chart:style-name="ch6">
            <chart:title svg:x="0.451cm" svg:y="8.444cm" chart:style-name="ch8">
              <text:p>Throughput</text:p>
            </chart:title>
            <chart:grid chart:style-name="ch9" chart:class="major"/>
          </chart:axis>
          <chart:series chart:style-name="ch10" chart:values-cell-range-address="output_cacheLine.B2:output_cacheLine.B33" loext:label-string="throughput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output_cacheLine.A2:output_cacheLine.A33</svg:desc>
                </draw:g>
              </table:table-cell>
              <table:table-cell office:value-type="float" office:value="858.379442">
                <text:p>858.379442</text:p>
                <draw:g>
                  <svg:desc>output_cacheLine.B2:output_cacheLine.B3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71.119136">
                <text:p>871.1191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40.645713">
                <text:p>840.64571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86.031438">
                <text:p>786.03143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95.601027">
                <text:p>495.60102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65.199008">
                <text:p>265.1990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43.852198">
                <text:p>243.85219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29.131311">
                <text:p>229.131311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235.899077">
                <text:p>235.89907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29.634771">
                <text:p>229.63477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219.807759">
                <text:p>219.80775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10.633116">
                <text:p>210.633116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212.004084">
                <text:p>212.00408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93.02845">
                <text:p>193.02845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235.29895">
                <text:p>235.2989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51.015037">
                <text:p>251.01503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17.779813">
                <text:p>217.77981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09.756574">
                <text:p>209.756574</text:p>
              </table:table-cell>
            </table:table-row>
            <table:table-row>
              <table:table-cell office:value-type="float" office:value="12288">
                <text:p>12288</text:p>
              </table:table-cell>
              <table:table-cell office:value-type="float" office:value="195.429356">
                <text:p>195.42935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71.717632">
                <text:p>171.717632</text:p>
              </table:table-cell>
            </table:table-row>
            <table:table-row>
              <table:table-cell office:value-type="float" office:value="20480">
                <text:p>20480</text:p>
              </table:table-cell>
              <table:table-cell office:value-type="float" office:value="147.57817">
                <text:p>147.57817</text:p>
              </table:table-cell>
            </table:table-row>
            <table:table-row>
              <table:table-cell office:value-type="float" office:value="24576">
                <text:p>24576</text:p>
              </table:table-cell>
              <table:table-cell office:value-type="float" office:value="138.853478">
                <text:p>138.853478</text:p>
              </table:table-cell>
            </table:table-row>
            <table:table-row>
              <table:table-cell office:value-type="float" office:value="28672">
                <text:p>28672</text:p>
              </table:table-cell>
              <table:table-cell office:value-type="float" office:value="130.371969">
                <text:p>130.371969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11.311085">
                <text:p>111.311085</text:p>
              </table:table-cell>
            </table:table-row>
            <table:table-row>
              <table:table-cell office:value-type="float" office:value="36864">
                <text:p>36864</text:p>
              </table:table-cell>
              <table:table-cell office:value-type="float" office:value="109.399054">
                <text:p>109.399054</text:p>
              </table:table-cell>
            </table:table-row>
            <table:table-row>
              <table:table-cell office:value-type="float" office:value="40960">
                <text:p>40960</text:p>
              </table:table-cell>
              <table:table-cell office:value-type="float" office:value="109.826782">
                <text:p>109.826782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99.280297">
                <text:p>99.280297</text:p>
              </table:table-cell>
            </table:table-row>
            <table:table-row>
              <table:table-cell office:value-type="float" office:value="49152">
                <text:p>49152</text:p>
              </table:table-cell>
              <table:table-cell office:value-type="float" office:value="100.93506">
                <text:p>100.93506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19.468929">
                <text:p>119.46892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90.607116">
                <text:p>90.607116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87.72943">
                <text:p>87.7294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95.5492">
                <text:p>95.5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